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venir Black" svg:font-family="'Avenir Black', 'Avenir Black'" style:font-family-generic="swiss"/>
    <style:font-face style:name="Avenir Book" svg:font-family="'Avenir Book', 'Avenir Book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Default" style:list-style-name="">
      <style:paragraph-properties style:line-height-at-least="0.425cm" style:text-autospace="none"/>
    </style:style>
    <style:style style:name="P2" style:family="paragraph" style:parent-style-name="Pa1" style:list-style-name="">
      <style:paragraph-properties style:line-height-at-least="0.425cm" fo:text-align="justify" style:justify-single-word="false" style:text-autospace="none"/>
    </style:style>
    <style:style style:name="P3" style:family="paragraph" style:parent-style-name="Pa0" style:list-style-name="">
      <style:paragraph-properties style:line-height-at-least="0.425cm" style:text-autospace="none"/>
    </style:style>
    <style:style style:name="P4" style:family="paragraph" style:parent-style-name="Pa0">
      <style:paragraph-properties fo:margin-left="0cm" fo:margin-right="0cm" fo:margin-top="0cm" fo:margin-bottom="0cm" fo:text-indent="0cm" style:auto-text-indent="false"/>
      <style:text-properties fo:color="#000000" style:font-name="Avenir Black" fo:font-size="11.5pt" fo:font-weight="bold" style:font-name-asian="Avenir Black" style:font-size-asian="11.5pt" style:font-weight-asian="bold" style:font-name-complex="Avenir Black" style:font-size-complex="11.5pt" style:font-weight-complex="bold"/>
    </style:style>
    <style:style style:name="T1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style:text-line-through-style="none" style:text-underline-style="none" fo:font-weight="normal" style:font-weight-asian="normal" style:font-weight-complex="normal"/>
    </style:style>
    <style:style style:name="T4" style:family="text">
      <style:text-properties fo:color="#000000" style:text-line-through-style="none" style:font-name="Avenir Book" fo:font-size="11pt" fo:font-style="normal" style:text-underline-style="none" fo:font-weight="normal" style:font-name-asian="Avenir Book" style:font-size-asian="11pt" style:font-style-asian="normal" style:font-weight-asian="normal" style:font-name-complex="Avenir Book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t it burn while I cry (2016) </text:p>
      <text:p text:style-name="P3"><text:span text:style-name="A1"><text:span text:style-name="T1">Sound Installation </text:span></text:span></text:p>
      <text:p text:style-name="P3"><text:span text:style-name="A1"><text:span text:style-name="T1">05:00 Minuten </text:span></text:span></text:p>
      <text:p text:style-name="P3"><text:span text:style-name="A1"><text:span text:style-name="T1">30 Feuerlöscher </text:span></text:span></text:p>
      <text:p text:style-name="P3"><text:span text:style-name="A1"><text:span text:style-name="T1">Rauch </text:span></text:span></text:p>
      <text:p text:style-name="P3"><text:span text:style-name="A1"><text:span text:style-name="T1">Sound </text:span></text:span></text:p>
      <text:p text:style-name="P1"><text:span text:style-name="A1"><text:span text:style-name="T4"/></text:span></text:p>
      <text:p text:style-name="P2"><text:span text:style-name="A1"><text:span text:style-name="T1">Inmitten eines kleinen Raums zwischen Rauch und einer Menge Feuerlöscher ertönen Songschnipsel beliebter Popsongs die sich mit Feuer beschäfti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venir Black" svg:font-family="'Avenir Black', 'Avenir Black'" style:font-family-generic="swiss"/>
    <style:font-face style:name="Avenir Book" svg:font-family="'Avenir Book', 'Avenir Book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venir Black" fo:font-size="12pt" style:font-name-asian="Avenir Black" style:font-size-asian="12pt" style:font-name-complex="Avenir Black" style:font-size-complex="12pt"/>
    </style:style>
    <style:style style:name="Pa1" style:family="paragraph" style:parent-style-name="Default" style:next-style-name="Default">
      <style:paragraph-properties style:line-height-at-least="0.425cm" fo:text-align="start" style:justify-single-word="false"/>
      <style:text-properties style:use-window-font-color="true" style:font-name="Times New Roman" fo:font-size="12pt" style:font-name-asian="Arial Unicode MS" style:font-size-asian="12pt" style:font-name-complex="Arial Unicode MS" style:font-size-complex="12pt"/>
    </style:style>
    <style:style style:name="Pa0" style:family="paragraph" style:parent-style-name="Default" style:next-style-name="Default">
      <style:paragraph-properties style:line-height-at-least="0.425cm" fo:text-align="start" style:justify-single-word="false"/>
      <style:text-properties style:use-window-font-color="true" style:font-name="Times New Roman" fo:font-size="12pt" style:font-name-asian="Arial Unicode MS" style:font-size-asian="12pt" style:font-name-complex="Arial Unicode MS" style:font-size-complex="12pt"/>
    </style:style>
    <style:style style:name="Default" style:family="text">
      <style:text-properties fo:color="#000000" style:font-name="Avenir Black" fo:font-size="12pt" style:font-name-asian="Avenir Black" style:font-size-asian="12pt" style:font-name-complex="Avenir Black" style:font-size-complex="12pt"/>
    </style:style>
    <style:style style:name="A1" style:family="text" style:parent-style-name="Default">
      <style:text-properties style:font-name="Avenir Book" fo:font-size="11pt" style:font-name-asian="Avenir Book" style:font-size-asian="11pt" style:font-name-complex="Avenir Book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1T22:55:07</meta:creation-date>
    <meta:document-statistic meta:table-count="0" meta:image-count="0" meta:object-count="0" meta:page-count="1" meta:paragraph-count="7" meta:word-count="34" meta:character-count="238"/>
    <dc:date>2017-11-21T23:00:22</dc:date>
    <meta:editing-duration>PT5M16S</meta:editing-duration>
    <meta:editing-cycles>1</meta:editing-cycles>
    <meta:generator>OpenOffice/4.1.2$Unix OpenOffice.org_project/412m3$Build-9782</meta:generator>
  </office:meta>
</office:document-meta>
</file>